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1.249cm"/>
      <style:text-properties officeooo:paragraph-rsid="000e2203"/>
    </style:style>
    <style:style style:name="P3" style:family="paragraph" style:parent-style-name="Standard">
      <style:paragraph-properties fo:margin-left="1.249cm"/>
    </style:style>
    <style:style style:name="P4" style:family="paragraph" style:parent-style-name="Standard">
      <style:paragraph-properties fo:margin-left="1.249cm"/>
      <style:text-properties fo:color="#2a6099" loext:opacity="100%" officeooo:paragraph-rsid="000e2203"/>
    </style:style>
    <style:style style:name="P5" style:family="paragraph" style:parent-style-name="Standard">
      <style:paragraph-properties fo:margin-left="1.249cm"/>
      <style:text-properties officeooo:paragraph-rsid="000e4779"/>
    </style:style>
    <style:style style:name="P6" style:family="paragraph" style:parent-style-name="Standard">
      <style:paragraph-properties fo:margin-left="1.249cm"/>
      <style:text-properties fo:color="#2a6099" loext:opacity="100%" officeooo:paragraph-rsid="000e4779"/>
    </style:style>
    <style:style style:name="T1" style:family="text">
      <style:text-properties fo:font-weight="bold" style:font-weight-asian="bold" style:font-weight-complex="bold"/>
    </style:style>
    <style:style style:name="T2" style:family="text">
      <style:text-properties fo:color="#2a6099" loext:opacity="100%" style:text-position="0% 100%" fo:font-weight="normal" style:font-weight-asian="normal" style:font-weight-complex="normal"/>
    </style:style>
    <style:style style:name="T3" style:family="text">
      <style:text-properties fo:color="#2a6099" loext:opacity="100%" style:text-position="0% 100%" fo:font-weight="normal" officeooo:rsid="000e2203" style:font-weight-asian="normal" style:font-weight-complex="normal"/>
    </style:style>
    <style:style style:name="T4" style:family="text">
      <style:text-properties fo:color="#2a6099" loext:opacity="100%"/>
    </style:style>
    <style:style style:name="T5" style:family="text">
      <style:text-properties fo:color="#2a6099" loext:opacity="100%" officeooo:rsid="000e2203"/>
    </style:style>
    <style:style style:name="T6" style:family="text">
      <style:text-properties officeooo:rsid="000e2203"/>
    </style:style>
    <style:style style:name="T7" style:family="text">
      <style:text-properties fo:color="#2a6099" loext:opacity="100%" officeooo:rsid="000e4779"/>
    </style:style>
    <style:style style:name="T8" style:family="text">
      <style:text-properties officeooo:rsid="000e47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tude du RGPD et des Obligations liées à la Protection des Données Personnelles</text:p>
      <text:p text:style-name="Standard"><text:span text:style-name="T1">Objectif :</text:span> Étudier le lien suivant : <text:span text:style-name="T1">Obligations en matière de protection des données personnelles (RGPD)</text:span> | <text:a xlink:type="simple" xlink:href="https://entreprendre.service-public.fr/vosdroits/F24270" office:target-frame-name="_new" xlink:show="replace" text:style-name="Internet_20_link" text:visited-style-name="Visited_20_Internet_20_Link"><text:span text:style-name="Internet_20_Link">Service-Public.fr</text:span></text:a></text:p>
      <text:p text:style-name="Standard">Ensuite, utilisez vos connaissances pour identifier et analyser les obligations du RGPD qu'une entreprise de vente en ligne, comme Cdiscount, doit respecter lors de la collecte et du traitement des données personnelles de ses clients.</text:p>
      <text:p text:style-name="Standard" loext:marker-style-name="T1"><text:span text:style-name="T1">Instructions : </text:span>Lisez attentivement l'article fourni. Ensuite, répondez aux questions suivantes en vous basant sur les informations collectées et en intégrant des exemples concrets du domaine du e-commerce.</text:p>
      <text:p text:style-name="Standard" loext:marker-style-name="T1"><text:span text:style-name="T1">1. Obligations de Finalité</text:span><text:span text:style-name="T1"/></text:p>
      <text:p text:style-name="P2">1.1 <text:span text:style-name="T1">Quelles données</text:span> peuvent être collectées par une entreprise de vente en ligne pour optimiser son activité ?<text:line-break/><text:span text:style-name="T2">Une entreprise de vente en ligne peut collecter des données telles que les informations de contact, les habitudes d'achat, </text:span><text:span text:style-name="T3">d</text:span><text:span text:style-name="T2">es préférences produit et </text:span><text:span text:style-name="T3">d</text:span><text:span text:style-name="T2">es informations de paiement pour personnaliser l'expérience client et optimiser les recommandations. <text:s/></text:span></text:p>
      <text:p text:style-name="P2">1.2 <text:span text:style-name="T1">Quelles sont les obligations</text:span> de l'entreprise concernant les finalités de la collecte des données ?<text:line-break/><text:span text:style-name="T4">L'entreprise doit définir des finalités spécifiques légales et transparentes pour la collecte de données. <text:line-break/></text:span>Donnez des exemples de finalités légitimes.<text:line-break/><text:span text:style-name="T5">Par e</text:span><text:span text:style-name="T4">xemple, améliorer le service client ou traiter une commande. <text:line-break/></text:span></text:p>
      <text:p text:style-name="Standard" loext:marker-style-name="T1"><text:span text:style-name="T1">2. Obligations de Pertinence et de Minimisation</text:span><text:span text:style-name="T1"/></text:p>
      <text:p text:style-name="P2">2.1 <text:span text:style-name="T1">Pourquoi une entreprise de vente en ligne ne devrait-elle pas demander</text:span> des données sensibles comme les opinions politiques ou les données biométriques ?<text:line-break/>Justifiez avec le principe de minimisation des données.<text:line-break/><text:span text:style-name="T4">Les données sensibles comme les opinions politiques ou les données biométriques ne doivent pas être collectées. </text:span><text:span text:style-name="T5">En effet, e</text:span><text:span text:style-name="T4">lles sont généralement pas nécessaires pour le service, conformément au principe de minimisation des données. <text:s/></text:span></text:p>
      <text:p text:style-name="P2">2.2 <text:span text:style-name="T1">Pourquoi est-il important</text:span> pour une entreprise de limiter la quantité des données collectées à ce qui est nécessaire pour le service fourni ?<text:line-break/><text:span text:style-name="T5">Le fait de l</text:span><text:span text:style-name="T4">imiter les données à l'essentiel pour le service évite la collecte excessive et réduit les risques de fuite ou d'utilisation abusive.</text:span></text:p>
      <text:p text:style-name="Standard" loext:marker-style-name="T1"><text:span text:style-name="T1">3. Obligations de Sécurité et de Confidentialité</text:span><text:span text:style-name="T1"/></text:p>
      <text:p text:style-name="P2">3.1 Donnez un <text:span text:style-name="T1">exemple de cyberattaque</text:span> récente qui a mené à la divulgation de données personnelles ou bancaires dans le secteur du e-commerce.<text:line-break/><text:span text:style-name="T4">Une cyber attaque notable est celle de 2020 sur EasyJet, où des données personnelles de 9 millions de clients ont été exposées y compris des informations bancaires.</text:span></text:p>
      <text:p text:style-name="P2">3.2 <text:span text:style-name="T1">Quelles sont les exigences de sécurité</text:span> qu’une entreprise de vente en ligne doit respecter pour protéger les données des utilisateurs ?</text:p>
      <text:p text:style-name="P2"><text:soft-page-break/><text:span text:style-name="T4">L'entreprise doit implémenter des mesures de sécurité telles que le cryptage des données, la gestion des accès et des audits réguliers pour prévenir toute fuite ou accès non autorisé.</text:span><text:line-break/></text:p>
      <text:p text:style-name="Standard" loext:marker-style-name="T1"><text:span text:style-name="T1">4. Obligations d’Information et de Consentement</text:span><text:span text:style-name="T1"/></text:p>
      <text:p text:style-name="P3">4.1 <text:span text:style-name="T1">Quelles informations</text:span> doivent être fournies aux clients lors de la collecte de leurs données personnelles ?</text:p>
      <text:p text:style-name="P4"><text:span text:style-name="T6">On doit f</text:span>ournir des informations claires sur les finalités de la collecte, les destinataires des données et la durée de conservation. <text:s/></text:p>
      <text:p text:style-name="P5">4.2 <text:span text:style-name="T1">Quels éléments d'information</text:span> une application mobile de vente en ligne doit-elle fournir avant de collecter les données des utilisateurs ?<text:line-break/><text:span text:style-name="T7">Elle </text:span><text:span text:style-name="T4">doit obtenir le consentement explicite des utilisateurs en précisant les types de données collectées et leur utilisation avant toute collecte.</text:span></text:p>
      <text:p text:style-name="Standard" loext:marker-style-name="T1"><text:span text:style-name="T1">5. Obligations de Limitation de Conservation</text:span><text:span text:style-name="T1"/></text:p>
      <text:p text:style-name="P3">5.1 <text:span text:style-name="T1">Une entreprise qui collecte des données</text:span> dans le cadre d'une analyse de marché doit-elle conserver ces données après la fin de l'étude ?</text:p>
      <text:p text:style-name="P6">Les données collectées pour une analyse de marché ne doivent pas être conservées après la fin de l’étude, sauf <text:span text:style-name="T8">si il ya une </text:span>justification légale ou contractuelle. <text:s/></text:p>
      <text:p text:style-name="P5">5.2 <text:span text:style-name="T1">Combien de temps une entreprise de e-commerce</text:span> peut-elle conserver les données personnelles collectées de ses clients ?<text:line-break/><text:span text:style-name="T7">Elles </text:span><text:span text:style-name="T4">doivent être conservées pendant une durée limitée, généralement le temps nécessaire à l’exécution du contrat ou à des fins légales, après </text:span><text:span text:style-name="T7">cela </text:span><text:span text:style-name="T4">elles doivent être supprimées.</text:span></text:p>
      <text:p text:style-name="Standard" loext:marker-style-name="T1"><text:span text:style-name="T1">6. Obligations de Transparence</text:span><text:span text:style-name="T1"/></text:p>
      <text:p text:style-name="P5">6.1 <text:span text:style-name="T1">Quelles actions</text:span> une entreprise de vente en ligne peut-elle prendre pour informer ses utilisateurs des changements dans sa politique de confidentialité ?<text:line-break/><text:span text:style-name="T4">L'entreprise peut informer ses utilisateurs de changements dans sa politique de confidentialité via des notifications directes, des </text:span><text:span text:style-name="T7">email </text:span><text:span text:style-name="T4">ou des alertes dans l'interface utilisateur. <text:s/></text:span></text:p>
      <text:p text:style-name="P5">6.2 <text:span text:style-name="T1">Comment l’entreprise</text:span> doit-elle garantir la transparence quant à l’utilisation des données ?<text:line-break/><text:span text:style-name="T7">L</text:span><text:span text:style-name="T4">’entreprise doit rendre sa politique de confidentialité facilement accessible et explicite sur la manière dont les données sont collectées, utilisées et partagées.</text:span></text:p>
      <text:p text:style-name="Standard" loext:marker-style-name="T1"><text:span text:style-name="T1">7. Obligations de Notification en Cas de Violation</text:span><text:span text:style-name="T1"/></text:p>
      <text:p text:style-name="P5">7.1 <text:span text:style-name="T1">Que devrait faire une entreprise de vente en ligne</text:span> si une base de données contenant des informations personnelles sensibles est compromise ?<text:line-break/><text:span text:style-name="T4">Si une base de données contenant des informations sensibles est compromise, l'entreprise doit notifier la violation à la CNIL </text:span><text:span text:style-name="T7">ainsi qu’</text:span><text:span text:style-name="T4">aux clients concernés, dans les 72 heures et prendre des mesures pour limiter les dommag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Arial"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1" fo:font-size="11pt" fo:language="fr" fo:country="FR" style:letter-kerning="true" style:font-name-asian="Aptos2" style:font-size-asian="11pt" style:language-asian="en" style:country-asian="US" style:font-name-complex="Arial"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Aptos1" fo:font-size="11pt" fo:language="fr" fo:country="FR" style:letter-kerning="true" style:font-name-asian="Aptos2"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141cm" fo:margin-bottom="0.071cm" style:contextual-spacing="false" fo:keep-together="always" fo:keep-with-next="always"/>
      <style:text-properties fo:color="#0f4761" loext:opacity="100%" style:font-name-asian="Aptos2" style:font-family-asian="Aptos"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071cm" fo:margin-bottom="0cm" style:contextual-spacing="false" fo:keep-together="always" fo:keep-with-next="always"/>
      <style:text-properties fo:color="#595959" loext:opacity="100%" style:font-name-asian="Aptos2" style:font-family-asian="Aptos"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cm" fo:margin-bottom="0cm" style:contextual-spacing="false" fo:keep-together="always" fo:keep-with-next="always"/>
      <style:text-properties fo:color="#272727" loext:opacity="100%" style:font-name-asian="Aptos2" style:font-family-asian="Aptos"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re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2" style:font-family-asian="Aptos"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95959" loext:opacity="100%" fo:font-size="14pt" fo:letter-spacing="0.026cm" style:font-name-asian="Aptos2" style:font-family-asian="Aptos"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Titre_20_1_20_Car" style:display-name="Titre 1 Car" style:family="text" style:parent-style-name="Default_20_Paragraph_20_Font">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imes New Roman"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style:text-properties fo:color="#0f4761" loext:opacity="100%" fo:font-size="14pt" style:font-name-asian="Aptos2" style:font-family-asian="Aptos"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style:text-properties fo:color="#0f4761" loext:opacity="100%" fo:font-style="italic" style:font-name-asian="Aptos2"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style:text-properties fo:color="#0f4761" loext:opacity="100%" style:font-name-asian="Aptos2" style:font-family-asian="Aptos" style:font-family-generic-asian="system" style:font-pitch-asian="variable" style:font-name-complex="Times New Roman"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style:text-properties fo:color="#595959" loext:opacity="100%" fo:font-style="italic" style:font-name-asian="Aptos2"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style:text-properties fo:color="#595959" loext:opacity="100%" style:font-name-asian="Aptos2" style:font-family-asian="Aptos"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style:text-properties fo:color="#272727" loext:opacity="100%" fo:font-style="italic" style:font-name-asian="Aptos2" style:font-family-asian="Aptos" style:font-family-generic-asian="system" style:font-pitch-asian="variable" style:font-style-asian="italic" style:font-name-complex="Times New Roman"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style:text-properties fo:color="#272727" loext:opacity="100%" style:font-name-asian="Aptos2" style:font-family-asian="Aptos" style:font-family-generic-asian="system" style:font-pitch-asian="variable" style:font-name-complex="Times New Roman"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
      <style:text-properties style:font-name="Aptos Display" fo:font-family="'Aptos Display'" style:font-family-generic="roman" style:font-pitch="variable" fo:font-size="28pt" fo:letter-spacing="-0.018cm" style:letter-kerning="true" style:font-name-asian="Aptos2" style:font-family-asian="Aptos"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Sous-titre_20_Car" style:display-name="Sous-titre Car" style:family="text" style:parent-style-name="Default_20_Paragraph_20_Font">
      <style:text-properties fo:color="#595959" loext:opacity="100%" fo:font-size="14pt" fo:letter-spacing="0.026cm" style:font-name-asian="Aptos2" style:font-family-asian="Aptos" style:font-family-generic-asian="system" style:font-pitch-asian="variable" style:font-size-asian="14pt" style:font-name-complex="Times New Roman"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Aptos" fo:font-family="Aptos" style:font-pitch="variable" fo:font-size="10pt" style:font-size-asian="10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ptos1" fo:font-family="Aptos" style:font-family-generic="roman" style:font-pitch="variable" fo:font-size="10pt" style:font-size-asian="10pt"/>
    </style:style>
    <style:style style:name="ListLabel_20_11" style:display-name="ListLabel 11" style:family="text">
      <style:text-properties style:font-name="Aptos" fo:font-family="Aptos" style:font-pitch="variable" fo:font-size="10pt" style:font-size-asian="10pt"/>
    </style:style>
    <style:style style:name="ListLabel_20_12" style:display-name="ListLabel 12" style:family="text">
      <style:text-properties style:font-name="Aptos" fo:font-family="Aptos" style:font-pitch="variable" fo:font-size="10pt" style:font-size-asian="10pt"/>
    </style:style>
    <style:style style:name="ListLabel_20_13" style:display-name="ListLabel 13" style:family="text">
      <style:text-properties style:font-name="Aptos" fo:font-family="Aptos" style:font-pitch="variable" fo:font-size="10pt" style:font-size-asian="10pt"/>
    </style:style>
    <style:style style:name="ListLabel_20_14" style:display-name="ListLabel 14" style:family="text">
      <style:text-properties style:font-name="Aptos" fo:font-family="Aptos" style:font-pitch="variable" fo:font-size="10pt" style:font-size-asian="10pt"/>
    </style:style>
    <style:style style:name="ListLabel_20_15" style:display-name="ListLabel 15" style:family="text">
      <style:text-properties style:font-name="Aptos" fo:font-family="Aptos" style:font-pitch="variable" fo:font-size="10pt" style:font-size-asian="10pt"/>
    </style:style>
    <style:style style:name="ListLabel_20_16" style:display-name="ListLabel 16" style:family="text">
      <style:text-properties style:font-name="Aptos" fo:font-family="Aptos" style:font-pitch="variable" fo:font-size="10pt" style:font-size-asian="10pt"/>
    </style:style>
    <style:style style:name="ListLabel_20_17" style:display-name="ListLabel 17" style:family="text">
      <style:text-properties style:font-name="Aptos" fo:font-family="Aptos" style:font-pitch="variable" fo:font-size="10pt" style:font-size-asian="10pt"/>
    </style:style>
    <style:style style:name="ListLabel_20_18" style:display-name="ListLabel 18" style:family="text">
      <style:text-properties style:font-name="Aptos" fo:font-family="Aptos" style:font-pitch="variable" fo:font-size="10pt" style:font-size-asian="10pt"/>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635cm" fo:margin-left="1.884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27cm" fo:margin-left="5.017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1.905cm" fo:margin-left="8.149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2.54cm" fo:margin-left="11.282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635cm" fo:margin-left="1.884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27cm" fo:margin-left="5.017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1.905cm" fo:margin-left="8.149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2.54cm" fo:margin-left="11.282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635cm" fo:margin-left="1.884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27cm" fo:margin-left="5.017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1.905cm" fo:margin-left="8.149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2.54cm" fo:margin-left="11.282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635cm" fo:margin-left="1.884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27cm" fo:margin-left="5.017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905cm" fo:margin-left="8.149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2.54cm" fo:margin-left="11.282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1.884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27cm" fo:margin-left="5.017cm"/>
        </style:list-level-properties>
      </text:list-level-style-number>
      <text:list-level-style-number text:level="5" text:style-name="ListLabel_20_59" loext:num-list-format="%1%.%2%.%3%.%4%.%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text:style-name="ListLabel_20_60" loext:num-list-format="%1%.%2%.%3%.%4%.%5%.%6%" style:num-format="1" text:display-levels="6">
        <style:list-level-properties text:list-level-position-and-space-mode="label-alignment">
          <style:list-level-label-alignment text:label-followed-by="listtab" fo:text-indent="-1.905cm" fo:margin-left="8.149cm"/>
        </style:list-level-properties>
      </text:list-level-style-number>
      <text:list-level-style-number text:level="7" text:style-name="ListLabel_20_61" loext:num-list-format="%1%.%2%.%3%.%4%.%5%.%6%.%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text:style-name="ListLabel_20_62" loext:num-list-format="%1%.%2%.%3%.%4%.%5%.%6%.%7%.%8%" style:num-format="1" text:display-levels="8">
        <style:list-level-properties text:list-level-position-and-space-mode="label-alignment">
          <style:list-level-label-alignment text:label-followed-by="listtab" fo:text-indent="-2.54cm" fo:margin-left="11.282cm"/>
        </style:list-level-properties>
      </text:list-level-style-number>
      <text:list-level-style-number text:level="9" text:style-name="ListLabel_20_63" loext:num-list-format="%1%.%2%.%3%.%4%.%5%.%6%.%7%.%8%.%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1.884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27cm" fo:margin-left="5.017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1.905cm" fo:margin-left="8.149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11.282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635cm" fo:margin-left="1.884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27cm" fo:margin-left="5.017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1.905cm" fo:margin-left="8.149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2.54cm" fo:margin-left="11.282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1.002cm" fo:margin-bottom="1cm" fo:margin-left="1.27cm" fo:margin-right="1.27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GHAYRON JAMAL</meta:initial-creator>
    <meta:editing-cycles>6</meta:editing-cycles>
    <meta:creation-date>2024-11-11T16:39:00</meta:creation-date>
    <dc:date>2024-11-15T08:48:12.519153451</dc:date>
    <meta:editing-duration>PT45M51S</meta:editing-duration>
    <meta:generator>LibreOffice/24.8.2.1$Linux_X86_64 LibreOffice_project/41740883c77b073d14011387305cb18c71aed59b</meta:generator>
    <meta:document-statistic meta:table-count="0" meta:image-count="0" meta:object-count="0" meta:page-count="2" meta:paragraph-count="27" meta:word-count="765" meta:character-count="5096" meta:non-whitespace-character-count="4344"/>
    <meta:user-defined meta:name="AppVersion">16.0000</meta:user-defined>
    <meta:template xlink:type="simple" xlink:actuate="onRequest" xlink:title="Normal.dotm" xlink:href=""/>
  </office:meta>
</office:document-meta>
</file>